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style:text-autospace="none"/>
      <style:text-properties style:font-name="Times New Roman" fo:font-size="12pt" style:font-name-asian="Verdana" style:font-size-asian="12pt" style:font-name-complex="Verdana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ktcharakteristiken</text:p>
      <text:p text:style-name="P2">In diesem Abschnitt wird erst die Systemumgebung spezifiziert und anschließend werden</text:p>
      <text:p text:style-name="P3">die nicht-funktionalen Anforderungen definiert, welche an die Software gestellt werden.</text:p>
      <text:p text:style-name="P1"/>
      <text:p text:style-name="P1">Systemanforderungen</text:p>
      <text:p text:style-name="P1"/>
      <text:p text:style-name="P1">Hardware-Anforderungen </text:p>
      <text:p text:style-name="P1"/>
      <text:p text:style-name="P1">Betriebssystem: Windows 7</text:p>
      <text:p text:style-name="P1">Arbeitsspeicher: minimal 1GB</text:p>
      <text:p text:style-name="P1">Festplattenspeicher: minimal 100 MB</text:p>
      <text:p text:style-name="P1"/>
      <text:p text:style-name="P1">Softwareumgebung:</text:p>
      <text:p text:style-name="P1"/>
      <text:p text:style-name="P1">Betriebssystem: Windows 7</text:p>
      <text:p text:style-name="P1">Aktuelle Java Runtime Environment für das entsprechende Betriebssystem (Version 1.8 oder höher)</text:p>
      <text:p text:style-name="P1"/>
      <text:p text:style-name="P1">Entwicklungsumgebung:</text:p>
      <text:p text:style-name="P1"/>
      <text:p text:style-name="P1">Programmierung: Eclipse Neon.1</text:p>
      <text:p text:style-name="P1">Laufzeitumgebung: Java Runtime Environment (1.8.0_65-b17)</text:p>
      <text:p text:style-name="P1">Tests: JUnit Framework</text:p>
      <text:p text:style-name="P1"/>
      <text:p text:style-name="P1"/>
      <text:p text:style-name="P1">Nicht-funktionale Anforderungen</text:p>
      <text:p text:style-name="P1"/>
      <text:p text:style-name="P1">Name: Programmiersprache</text:p>
      <text:p text:style-name="P1">Typ: Pflege</text:p>
      <text:p text:style-name="P1">Beschreibung: Die Programmiersprache der Software „Bomberman“ ist Java</text:p>
      <text:p text:style-name="P1"/>
      <text:p text:style-name="P1">Name:Entwicklungssprache</text:p>
      <text:p text:style-name="P1">Typ: Pflege</text:p>
      <text:p text:style-name="P1">Beschreibung: Code Kommentare werden auf Deutsch verfasst, der Code selber ist komplett in Englisch gehalten.</text:p>
      <text:p text:style-name="P1"/>
      <text:p text:style-name="P1">Name: Format der Quellcode-Kommentare</text:p>
      <text:p text:style-name="P1">Typ: Pflege</text:p>
      <text:p text:style-name="P1">Beschreibung: Die Kommentare im Code werden im Javadoc-Format erstellt.</text:p>
      <text:p text:style-name="P1"/>
      <text:p text:style-name="P1">Name: Umsetzung der Modultests<text:line-break/>Typ: Pflege</text:p>
      <text:p text:style-name="P1">Beschreibung: Modultests werden mit Hilfe des JUnit Frameworks erstellt und durchgeführ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10T18:46:50.53</meta:creation-date>
    <dc:date>2016-12-10T20:45:07.84</dc:date>
    <dc:creator>Danny Hofmann</dc:creator>
    <meta:editing-duration>PT1H42M50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27" meta:word-count="126" meta:character-count="1122"/>
  </office:meta>
</office:document-meta>
</file>